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b3b3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020" table:default-cell-style-name="Default"/>
        <table:table-row table:style-name="ro1">
          <table:table-cell table:style-name="ce1"/>
          <table:table-cell table:number-columns-repeated="6" table:style-name="ce2" office:value-type="string">
            <text:p>aspect</text:p>
          </table:table-cell>
          <table:table-cell table:style-name="ce8" office:value-type="string">
            <text:p>appl (ben)</text:p>
          </table:table-cell>
          <table:table-cell table:style-name="ce8" office:value-type="string">
            <text:p>appl (ben)</text:p>
          </table:table-cell>
          <table:table-cell table:style-name="ce9" office:value-type="string">
            <text:p>assoc. motion</text:p>
          </table:table-cell>
          <table:table-cell table:style-name="ce9" office:value-type="string">
            <text:p>assoc. motion</text:p>
          </table:table-cell>
          <table:table-cell table:style-name="ce9" office:value-type="string">
            <text:p>assoc. motion</text:p>
          </table:table-cell>
          <table:table-cell table:style-name="ce9" office:value-type="string">
            <text:p>assoc. motion</text:p>
          </table:table-cell>
          <table:table-cell table:style-name="ce9" office:value-type="string">
            <text:p>assoc. motion</text:p>
          </table:table-cell>
          <table:table-cell table:number-columns-repeated="2" table:style-name="ce1" office:value-type="string">
            <text:p>aspec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" office:value-type="string">
            <text:p>le</text:p>
          </table:table-cell>
          <table:table-cell table:style-name="ce1" office:value-type="string">
            <text:p>sa</text:p>
          </table:table-cell>
          <table:table-cell table:style-name="ce1" office:value-type="string">
            <text:p>ther</text:p>
          </table:table-cell>
          <table:table-cell table:style-name="ce1" office:value-type="string">
            <text:p>khot</text:p>
          </table:table-cell>
          <table:table-cell table:style-name="ce1" office:value-type="string">
            <text:p>dza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sot</text:p>
          </table:table-cell>
          <table:table-cell table:style-name="ce1" office:value-type="string">
            <text:p>ta</text:p>
          </table:table-cell>
          <table:table-cell table:style-name="ce1" office:value-type="string">
            <text:p>pat</text:p>
          </table:table-cell>
          <table:table-cell table:style-name="ce1" office:value-type="string">
            <text:p>ho(t)</text:p>
          </table:table-cell>
          <table:table-cell table:style-name="ce1" office:value-type="string">
            <text:p>pi(t)</text:p>
          </table:table-cell>
          <table:table-cell table:style-name="ce1" office:value-type="string">
            <text:p>khong(t)</text:p>
          </table:table-cell>
          <table:table-cell table:style-name="ce1" office:value-type="string">
            <text:p>je(t)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dok</text:p>
          </table:table-cell>
          <table:table-cell table:style-name="ce1" table:number-columns-repeated="1004"/>
        </table:table-row>
        <table:table-row table:style-name="ro1">
          <table:table-cell/>
          <table:table-cell table:style-name="ce3" office:value-type="string">
            <text:p>kʌ̄rlenɛ</text:p>
          </table:table-cell>
          <table:table-cell table:style-name="ce5" office:value-type="string">
            <text:p>kʌ̄rsɵnɛ</text:p>
          </table:table-cell>
          <table:table-cell office:value-type="string">
            <text:p>kʌ̄rthernɛ</text:p>
          </table:table-cell>
          <table:table-cell table:style-name="ce6" office:value-type="string">
            <text:p>kʌrkhʌnɛ</text:p>
          </table:table-cell>
          <table:table-cell table:style-name="ce5" office:value-type="string">
            <text:p>kʌrʣɵnɛ</text:p>
          </table:table-cell>
          <table:table-cell table:style-name="ce7" office:value-type="string">
            <text:p>kʌrdenɛ</text:p>
          </table:table-cell>
          <table:table-cell table:style-name="ce6" office:value-type="string">
            <text:p>kʌ̄rsʌnɛ</text:p>
          </table:table-cell>
          <table:table-cell table:style-name="ce5" office:value-type="string">
            <text:p>kʌrtɵnɛ</text:p>
          </table:table-cell>
          <table:table-cell table:style-name="ce10" office:value-type="string">
            <text:p>kʌ̄rpɛnɛ</text:p>
          </table:table-cell>
          <table:table-cell office:value-type="string">
            <text:p>kʌrɦɵnɛ</text:p>
          </table:table-cell>
          <table:table-cell table:style-name="ce1" office:value-type="string">
            <text:p>kʌrpinɛ</text:p>
          </table:table-cell>
          <table:table-cell office:value-type="string">
            <text:p>kʌrkhōːnɛ</text:p>
          </table:table-cell>
          <table:table-cell office:value-type="string">
            <text:p>kʌrjenɛ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arry all the time</text:p>
          </table:table-cell>
          <table:table-cell office:value-type="string">
            <text:p>finish carrying</text:p>
          </table:table-cell>
          <table:table-cell office:value-type="string">
            <text:p>keep on carrying</text:p>
          </table:table-cell>
          <table:table-cell office:value-type="string">
            <text:p>take with oneself</text:p>
          </table:table-cell>
          <table:table-cell office:value-type="string">
            <text:p>continuously carry, carry again and again</text:p>
          </table:table-cell>
          <table:table-cell/>
          <table:table-cell office:value-type="string">
            <text:p>help X carry</text:p>
          </table:table-cell>
          <table:table-cell office:value-type="string">
            <text:p>carry for</text:p>
          </table:table-cell>
          <table:table-cell office:value-type="string">
            <text:p>go there carrying (not come back with it)</text:p>
          </table:table-cell>
          <table:table-cell/>
          <table:table-cell office:value-type="string">
            <text:p>carry and bring</text:p>
          </table:table-cell>
          <table:table-cell table:number-columns-repeated="3"/>
          <table:table-cell office:value-type="string">
            <text:p>fall asleep</text:p>
          </table:table-cell>
          <table:table-cell table:number-columns-repeated="1004"/>
        </table:table-row>
        <table:table-row table:style-name="ro1">
          <table:table-cell office:value-type="string">
            <text:p>1s</text:p>
          </table:table-cell>
          <table:table-cell office:value-type="string">
            <text:p>kûrledu</text:p>
          </table:table-cell>
          <table:table-cell office:value-type="string">
            <text:p>kûrsʌŋʌ</text:p>
          </table:table-cell>
          <table:table-cell office:value-type="string">
            <text:p>kûrtherdu</text:p>
          </table:table-cell>
          <table:table-cell/>
          <table:table-cell office:value-type="string">
            <text:p>kûrʣʌŋʌ</text:p>
          </table:table-cell>
          <table:table-cell office:value-type="string">
            <text:p>kûrdedu</text:p>
          </table:table-cell>
          <table:table-cell office:value-type="string">
            <text:p>kʌrsʌtu</text:p>
          </table:table-cell>
          <table:table-cell office:value-type="string">
            <text:p>kûrtʌŋʌ</text:p>
          </table:table-cell>
          <table:table-cell office:value-type="string">
            <text:p>kûrpɛdu</text:p>
          </table:table-cell>
          <table:table-cell office:value-type="string">
            <text:p>kûrɦodu</text:p>
          </table:table-cell>
          <table:table-cell office:value-type="string">
            <text:p>kûrpidu</text:p>
          </table:table-cell>
          <table:table-cell office:value-type="string">
            <text:p>kûrkhondu</text:p>
          </table:table-cell>
          <table:table-cell office:value-type="string">
            <text:p>kûrjedu</text:p>
          </table:table-cell>
          <table:table-cell/>
          <table:table-cell office:value-type="string">
            <text:p>ʔʌ̂mdoŋʌ</text:p>
          </table:table-cell>
          <table:table-cell table:number-columns-repeated="1004"/>
        </table:table-row>
        <table:table-row table:style-name="ro1">
          <table:table-cell office:value-type="string">
            <text:p>1d</text:p>
          </table:table-cell>
          <table:table-cell office:value-type="string">
            <text:p>kʉ̂rleʦi</text:p>
          </table:table-cell>
          <table:table-cell office:value-type="string">
            <text:p>kʉ̂rsɵji</text:p>
          </table:table-cell>
          <table:table-cell office:value-type="string">
            <text:p>kʉ̂rtheri</text:p>
          </table:table-cell>
          <table:table-cell office:value-type="string">
            <text:p>kʌrkhʌtu</text:p>
          </table:table-cell>
          <table:table-cell office:value-type="string">
            <text:p>kʉ̂rʣɵji</text:p>
          </table:table-cell>
          <table:table-cell office:value-type="string">
            <text:p>kʉ̂rdeʦi</text:p>
          </table:table-cell>
          <table:table-cell office:value-type="string">
            <text:p>kʉrsɵʦi</text:p>
          </table:table-cell>
          <table:table-cell office:value-type="string">
            <text:p>kʉ̂rtɵji</text:p>
          </table:table-cell>
          <table:table-cell office:value-type="string">
            <text:p>kʉ̂rpɛʦi</text:p>
          </table:table-cell>
          <table:table-cell office:value-type="string">
            <text:p>kʉ̂rɦɵʦi</text:p>
          </table:table-cell>
          <table:table-cell/>
          <table:table-cell office:value-type="string">
            <text:p>kʉ̂rkhɵŋi</text:p>
          </table:table-cell>
          <table:table-cell table:number-columns-repeated="2"/>
          <table:table-cell office:value-type="string">
            <text:p>ʔipdɵki</text:p>
          </table:table-cell>
          <table:table-cell table:number-columns-repeated="1004"/>
        </table:table-row>
        <table:table-row table:style-name="ro1">
          <table:table-cell office:value-type="string">
            <text:p>1p</text:p>
          </table:table-cell>
          <table:table-cell office:value-type="string">
            <text:p>kʌ̄rleki</text:p>
          </table:table-cell>
          <table:table-cell office:value-type="string">
            <text:p>kʌ̄rsɵki</text:p>
          </table:table-cell>
          <table:table-cell office:value-type="string">
            <text:p>kʌ̄rtherki</text:p>
          </table:table-cell>
          <table:table-cell office:value-type="string">
            <text:p>kʉrkhɵʦi</text:p>
          </table:table-cell>
          <table:table-cell office:value-type="string">
            <text:p>kʌ̄rʣɵki</text:p>
          </table:table-cell>
          <table:table-cell office:value-type="string">
            <text:p>kʌ̄rdeki</text:p>
          </table:table-cell>
          <table:table-cell office:value-type="string">
            <text:p>kʌrsʌki</text:p>
          </table:table-cell>
          <table:table-cell office:value-type="string">
            <text:p>kʌ̄rtɵki</text:p>
          </table:table-cell>
          <table:table-cell office:value-type="string">
            <text:p>kʌ̄rpɛki</text:p>
          </table:table-cell>
          <table:table-cell office:value-type="string">
            <text:p>kʌ̄rɦoɔçki</text:p>
          </table:table-cell>
          <table:table-cell office:value-type="string">
            <text:p>kʌ̄rpʌ²çki</text:p>
          </table:table-cell>
          <table:table-cell office:value-type="string">
            <text:p>kʌ̄rkhoŋki</text:p>
          </table:table-cell>
          <table:table-cell table:number-columns-repeated="2"/>
          <table:table-cell table:style-name="ce4" office:value-type="string">
            <text:p>ʔʌpdoki</text:p>
          </table:table-cell>
          <table:table-cell table:number-columns-repeated="1004"/>
        </table:table-row>
        <table:table-row table:style-name="ro1">
          <table:table-cell office:value-type="string">
            <text:p>2s</text:p>
          </table:table-cell>
          <table:table-cell table:style-name="ce1" office:value-type="string">
            <text:p>ʔikʉ̂rledʉ</text:p>
          </table:table-cell>
          <table:table-cell office:value-type="string">
            <text:p>ʔikʉ̂rsɛ</text:p>
          </table:table-cell>
          <table:table-cell office:value-type="string">
            <text:p>ʔikʉ̂rtherdʉ</text:p>
          </table:table-cell>
          <table:table-cell office:value-type="string">
            <text:p>kʌrkhʌki</text:p>
          </table:table-cell>
          <table:table-cell office:value-type="string">
            <text:p>ʔikʉ̂rʣɛ</text:p>
          </table:table-cell>
          <table:table-cell office:value-type="string">
            <text:p>ʔikʉ̂rdetʉ</text:p>
          </table:table-cell>
          <table:table-cell office:value-type="string">
            <text:p>ʔikʌrsʌtʉ</text:p>
          </table:table-cell>
          <table:table-cell office:value-type="string">
            <text:p>ʔikʉ̂rtɛ</text:p>
          </table:table-cell>
          <table:table-cell table:style-name="ce1" office:value-type="string">
            <text:p>ʔikʉ̂rpɛdʉ</text:p>
          </table:table-cell>
          <table:table-cell table:style-name="ce1" office:value-type="string">
            <text:p>ʔikʉ̂rɦɵ̄ːdʉ</text:p>
          </table:table-cell>
          <table:table-cell table:style-name="ce1"/>
          <table:table-cell table:style-name="ce1" office:value-type="string">
            <text:p>ʔikʉ̂rɦondʉ</text:p>
          </table:table-cell>
          <table:table-cell table:number-columns-repeated="2"/>
          <table:table-cell office:value-type="string">
            <text:p>ʔiʔʌpdo</text:p>
          </table:table-cell>
          <table:table-cell table:number-columns-repeated="1004"/>
        </table:table-row>
        <table:table-row table:style-name="ro1">
          <table:table-cell office:value-type="string">
            <text:p>2p</text:p>
          </table:table-cell>
          <table:table-cell office:value-type="string">
            <text:p>ʔikʌrleni</text:p>
          </table:table-cell>
          <table:table-cell office:value-type="string">
            <text:p>ʔikʌrsɵni</text:p>
          </table:table-cell>
          <table:table-cell office:value-type="string">
            <text:p>ʔikʌrtherni</text:p>
          </table:table-cell>
          <table:table-cell office:value-type="string">
            <text:p>ʔikʌrkhʌtʉ</text:p>
          </table:table-cell>
          <table:table-cell office:value-type="string">
            <text:p>ʔikʌrʣɵni</text:p>
          </table:table-cell>
          <table:table-cell office:value-type="string">
            <text:p>ʔikʌrdeni</text:p>
          </table:table-cell>
          <table:table-cell office:value-type="string">
            <text:p>ʔkʌrsʌni</text:p>
          </table:table-cell>
          <table:table-cell office:value-type="string">
            <text:p>ʔikʌrtɵni</text:p>
          </table:table-cell>
          <table:table-cell office:value-type="string">
            <text:p>ʔikʌrpɛni</text:p>
          </table:table-cell>
          <table:table-cell office:value-type="string">
            <text:p>ʔikʌrɦoɔ̂nni</text:p>
          </table:table-cell>
          <table:table-cell office:value-type="string">
            <text:p>ʔikʌrpʌ̂nni</text:p>
          </table:table-cell>
          <table:table-cell office:value-type="string">
            <text:p>ʔikʌrkhōːni</text:p>
          </table:table-cell>
          <table:table-cell table:number-columns-repeated="2"/>
          <table:table-cell office:value-type="string">
            <text:p>ʔiʔʌ̂mdoni</text:p>
          </table:table-cell>
          <table:table-cell table:number-columns-repeated="1004"/>
        </table:table-row>
        <table:table-row table:style-name="ro1">
          <table:table-cell office:value-type="string">
            <text:p>3s</text:p>
          </table:table-cell>
          <table:table-cell office:value-type="string">
            <text:p>kʉ̂rledʉ</text:p>
          </table:table-cell>
          <table:table-cell office:value-type="string">
            <text:p>kʉ̂rsɛ</text:p>
          </table:table-cell>
          <table:table-cell office:value-type="string">
            <text:p>kʉ̂rtherdʉ</text:p>
          </table:table-cell>
          <table:table-cell office:value-type="string">
            <text:p>ʔkʌrkhʌni</text:p>
          </table:table-cell>
          <table:table-cell office:value-type="string">
            <text:p>kʉ̂rʣɛ</text:p>
          </table:table-cell>
          <table:table-cell office:value-type="string">
            <text:p>kʉ̂rdetʉ</text:p>
          </table:table-cell>
          <table:table-cell office:value-type="string">
            <text:p>kʌrsʌtʉ</text:p>
          </table:table-cell>
          <table:table-cell office:value-type="string">
            <text:p>kʉ̂rtɛ</text:p>
          </table:table-cell>
          <table:table-cell office:value-type="string">
            <text:p>kʉ̂rpɛdʉ</text:p>
          </table:table-cell>
          <table:table-cell/>
          <table:table-cell office:value-type="string">
            <text:p>kʉ̂rpīːdʉ</text:p>
          </table:table-cell>
          <table:table-cell table:style-name="ce1" office:value-type="string">
            <text:p>kʉ̂rɦondʉ</text:p>
          </table:table-cell>
          <table:table-cell table:number-columns-repeated="2"/>
          <table:table-cell office:value-type="string">
            <text:p>ʔʌpdo</text:p>
          </table:table-cell>
          <table:table-cell table:number-columns-repeated="1004"/>
        </table:table-row>
        <table:table-row table:style-name="ro1">
          <table:table-cell office:value-type="string">
            <text:p>3p</text:p>
          </table:table-cell>
          <table:table-cell office:value-type="string">
            <text:p>kʉ̂rletnu</text:p>
          </table:table-cell>
          <table:table-cell office:value-type="string">
            <text:p>kʉ̂rsɛnu</text:p>
          </table:table-cell>
          <table:table-cell office:value-type="string">
            <text:p>kʉ̂rthernu</text:p>
          </table:table-cell>
          <table:table-cell office:value-type="string">
            <text:p>kʌrkhʌtʉ</text:p>
          </table:table-cell>
          <table:table-cell office:value-type="string">
            <text:p>kʉ̂rʣɛnu</text:p>
          </table:table-cell>
          <table:table-cell office:value-type="string">
            <text:p>kʉ̂rdetnu</text:p>
          </table:table-cell>
          <table:table-cell/>
          <table:table-cell office:value-type="string">
            <text:p>kʉ̂rtɛnu</text:p>
          </table:table-cell>
          <table:table-cell office:value-type="string">
            <text:p>kʉ̂rpɛtnu</text:p>
          </table:table-cell>
          <table:table-cell table:style-name="ce1" office:value-type="string">
            <text:p>ʔikʉ̂rɦɵ̄ːtnu</text:p>
          </table:table-cell>
          <table:table-cell office:value-type="string">
            <text:p>kʉ̂rpitnu</text:p>
          </table:table-cell>
          <table:table-cell table:style-name="ce1" office:value-type="string">
            <text:p>kʉ̂rkhônnu</text:p>
          </table:table-cell>
          <table:table-cell table:number-columns-repeated="2"/>
          <table:table-cell office:value-type="string">
            <text:p>ʌ̂mdonu</text:p>
          </table:table-cell>
          <table:table-cell table:number-columns-repeated="100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1s</text:p>
          </table:table-cell>
          <table:table-cell office:value-type="string">
            <text:p>kûrletʌ</text:p>
          </table:table-cell>
          <table:table-cell office:value-type="string">
            <text:p>kûrsûŋtʌ</text:p>
          </table:table-cell>
          <table:table-cell office:value-type="string">
            <text:p>kûrthertʌ</text:p>
          </table:table-cell>
          <table:table-cell/>
          <table:table-cell office:value-type="string">
            <text:p>kûrʣûŋtʌ</text:p>
          </table:table-cell>
          <table:table-cell office:value-type="string">
            <text:p>kûrdetʌ</text:p>
          </table:table-cell>
          <table:table-cell office:value-type="string">
            <text:p>kʌrsʌtʌ</text:p>
          </table:table-cell>
          <table:table-cell office:value-type="string">
            <text:p>kûrtûŋtʌ</text:p>
          </table:table-cell>
          <table:table-cell office:value-type="string">
            <text:p>kûrpɛtʌ</text:p>
          </table:table-cell>
          <table:table-cell table:number-columns-repeated="5"/>
          <table:table-cell office:value-type="string">
            <text:p>ʔipdɵkʌtʌ</text:p>
          </table:table-cell>
          <table:table-cell table:number-columns-repeated="1004"/>
        </table:table-row>
        <table:table-row table:style-name="ro1">
          <table:table-cell office:value-type="string">
            <text:p>1d</text:p>
          </table:table-cell>
          <table:table-cell office:value-type="string">
            <text:p>kʉ̂rlesti</text:p>
          </table:table-cell>
          <table:table-cell office:value-type="string">
            <text:p>kʉ̂rsɵ̂iti</text:p>
          </table:table-cell>
          <table:table-cell office:value-type="string">
            <text:p>kʉ̂rtheriti</text:p>
          </table:table-cell>
          <table:table-cell/>
          <table:table-cell office:value-type="string">
            <text:p>kʉ̂rʣɵ̂iti</text:p>
          </table:table-cell>
          <table:table-cell/>
          <table:table-cell office:value-type="string">
            <text:p>kʉrsɵsti</text:p>
          </table:table-cell>
          <table:table-cell/>
          <table:table-cell office:value-type="string">
            <text:p>kʉ̂rpɛsti</text:p>
          </table:table-cell>
          <table:table-cell table:number-columns-repeated="5"/>
          <table:table-cell office:value-type="string">
            <text:p>ʔipdɵkiti</text:p>
          </table:table-cell>
          <table:table-cell table:number-columns-repeated="1004"/>
        </table:table-row>
        <table:table-row table:style-name="ro1">
          <table:table-cell office:value-type="string">
            <text:p>1p</text:p>
          </table:table-cell>
          <table:table-cell table:style-name="ce4" office:value-type="string">
            <text:p>kʌ̄rlektiki</text:p>
          </table:table-cell>
          <table:table-cell table:style-name="ce4" office:value-type="string">
            <text:p>kʌ̄rsɵktiki</text:p>
          </table:table-cell>
          <table:table-cell table:style-name="ce1" office:value-type="string">
            <text:p>kʌ̄rthertiki</text:p>
          </table:table-cell>
          <table:table-cell/>
          <table:table-cell office:value-type="string">
            <text:p>kʌ̄rʣɵktiki</text:p>
          </table:table-cell>
          <table:table-cell/>
          <table:table-cell office:value-type="string">
            <text:p>kʌrsʌktiki</text:p>
          </table:table-cell>
          <table:table-cell/>
          <table:table-cell table:style-name="ce1" office:value-type="string">
            <text:p>kʌ̄rpɛktiki</text:p>
          </table:table-cell>
          <table:table-cell table:number-columns-repeated="5"/>
          <table:table-cell office:value-type="string">
            <text:p>ʔʌpdoktiki</text:p>
          </table:table-cell>
          <table:table-cell table:number-columns-repeated="1004"/>
        </table:table-row>
        <table:table-row table:style-name="ro1">
          <table:table-cell office:value-type="string">
            <text:p>2s</text:p>
          </table:table-cell>
          <table:table-cell office:value-type="string">
            <text:p>ʔikʉ̂rletɛ</text:p>
          </table:table-cell>
          <table:table-cell office:value-type="string">
            <text:p>ʔikʉ̂rsʉtɛ</text:p>
          </table:table-cell>
          <table:table-cell office:value-type="string">
            <text:p>ʔikʉ̂rthertɛ</text:p>
          </table:table-cell>
          <table:table-cell/>
          <table:table-cell office:value-type="string">
            <text:p>ʔikʉ̂rʣʉtɛ</text:p>
          </table:table-cell>
          <table:table-cell/>
          <table:table-cell office:value-type="string">
            <text:p>ʔikʌrsʌtɛ</text:p>
          </table:table-cell>
          <table:table-cell/>
          <table:table-cell office:value-type="string">
            <text:p>ʔikʉ̂rpɛtɛ</text:p>
          </table:table-cell>
          <table:table-cell table:number-columns-repeated="5"/>
          <table:table-cell office:value-type="string">
            <text:p>ʔiʔipdɵktɛ</text:p>
          </table:table-cell>
          <table:table-cell table:number-columns-repeated="1004"/>
        </table:table-row>
        <table:table-row table:style-name="ro1">
          <table:table-cell office:value-type="string">
            <text:p>2p</text:p>
          </table:table-cell>
          <table:table-cell office:value-type="string">
            <text:p>ʔikʉrlestɛnu</text:p>
          </table:table-cell>
          <table:table-cell table:style-name="ce4" office:value-type="string">
            <text:p>ʔikʉrsotnu /-sʉtnu???</text:p>
          </table:table-cell>
          <table:table-cell office:value-type="string">
            <text:p>ʔikʉrthertɛnu</text:p>
          </table:table-cell>
          <table:table-cell/>
          <table:table-cell office:value-type="string">
            <text:p>ʔikʉ̂rʣotnu</text:p>
          </table:table-cell>
          <table:table-cell/>
          <table:table-cell office:value-type="string">
            <text:p>ʔkʉrsɵstɛnu</text:p>
          </table:table-cell>
          <table:table-cell/>
          <table:table-cell office:value-type="string">
            <text:p>ʔikʉrpɛstɛnu</text:p>
          </table:table-cell>
          <table:table-cell table:number-columns-repeated="1010"/>
        </table:table-row>
        <table:table-row table:style-name="ro1">
          <table:table-cell office:value-type="string">
            <text:p>3s</text:p>
          </table:table-cell>
          <table:table-cell office:value-type="string">
            <text:p>kʉ̂rletɛ</text:p>
          </table:table-cell>
          <table:table-cell office:value-type="string">
            <text:p>kʉ̂rsʉtɛ</text:p>
          </table:table-cell>
          <table:table-cell office:value-type="string">
            <text:p>kʉ̂rthertɛ</text:p>
          </table:table-cell>
          <table:table-cell/>
          <table:table-cell office:value-type="string">
            <text:p>kʉ̂rʣʉtɛ</text:p>
          </table:table-cell>
          <table:table-cell/>
          <table:table-cell office:value-type="string">
            <text:p>kʌrsʌtɛ</text:p>
          </table:table-cell>
          <table:table-cell/>
          <table:table-cell office:value-type="string">
            <text:p>kʉ̂rpɛtɛ</text:p>
          </table:table-cell>
          <table:table-cell table:number-columns-repeated="1010"/>
        </table:table-row>
        <table:table-row table:style-name="ro1">
          <table:table-cell office:value-type="string">
            <text:p>3p</text:p>
          </table:table-cell>
          <table:table-cell table:number-columns-repeated="4"/>
          <table:table-cell office:value-type="string">
            <text:p>kʉ̂rʣʉtnu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ʔuŋʌ kitap ʔʌ̄m kʌrsʌtʌ</text:p>
          </table:table-cell>
          <table:table-cell office:value-type="string">
            <text:p>kûrthertʌ</text:p>
          </table:table-cell>
          <table:table-cell table:number-columns-repeated="3"/>
          <table:table-cell office:value-type="string">
            <text:p>ʔuŋʌ mɛ sʌ̄ŋ loɔ̂msʌnɛ</text:p>
          </table:table-cell>
          <table:table-cell office:value-type="string">
            <text:p>ʔuŋʌ kitap ʔʌ̄m kʌ̂rtûŋtʌ </text:p>
          </table:table-cell>
          <table:table-cell office:value-type="string">
            <text:p>tōŋbɛ tûŋpɛdu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>
            <text:p>I helped him carrying his book</text:p>
          </table:table-cell>
          <table:table-cell office:value-type="string">
            <text:p>I used to carry</text:p>
          </table:table-cell>
          <table:table-cell table:number-columns-repeated="3"/>
          <table:table-cell office:value-type="string">
            <text:p>I will carry that wood for you</text:p>
          </table:table-cell>
          <table:table-cell office:value-type="string">
            <text:p>I brought a book for him 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buplʌ ʔilɵpsotnu</text:p>
          </table:table-cell>
          <table:table-cell table:number-columns-repeated="6"/>
          <table:table-cell table:style-name="ce4" office:value-type="string">
            <text:p>ʔʌmʔɛ ŋɵ mulɵ̂ːppɛtwɛ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>
            <text:p>did you catch all the chicks?</text:p>
          </table:table-cell>
          <table:table-cell table:number-columns-repeated="2"/>
          <table:table-cell office:value-type="string">
            <text:p>lobʣʌŋʌ</text:p>
          </table:table-cell>
          <table:table-cell table:number-columns-repeated="3"/>
          <table:table-cell table:style-name="ce4" office:value-type="string">
            <text:p>He went but could not catch the fish</text:p>
          </table:table-cell>
          <table:table-cell table:number-columns-repeated="1010"/>
        </table:table-row>
        <table:table-row table:style-name="ro1">
          <table:table-cell office:value-type="string">
            <text:p>1s</text:p>
          </table:table-cell>
          <table:table-cell office:value-type="string">
            <text:p>ŋêileŋʌ</text:p>
          </table:table-cell>
          <table:table-cell/>
          <table:table-cell office:value-type="string">
            <text:p>ŋɛ̄itherŋʌ</text:p>
          </table:table-cell>
          <table:table-cell/>
          <table:table-cell office:value-type="string">
            <text:p>lɵpʣɵji</text:p>
          </table:table-cell>
          <table:table-cell table:number-columns-repeated="1014"/>
        </table:table-row>
        <table:table-row table:style-name="ro1">
          <table:table-cell office:value-type="string">
            <text:p>1d</text:p>
          </table:table-cell>
          <table:table-cell office:value-type="string">
            <text:p>ŋesleʦi</text:p>
          </table:table-cell>
          <table:table-cell/>
          <table:table-cell office:value-type="string">
            <text:p>ŋɛ̄ːstheri</text:p>
          </table:table-cell>
          <table:table-cell/>
          <table:table-cell office:value-type="string">
            <text:p>loɔpʣɵki</text:p>
          </table:table-cell>
          <table:table-cell table:number-columns-repeated="1014"/>
        </table:table-row>
        <table:table-row table:style-name="ro1">
          <table:table-cell office:value-type="string">
            <text:p>1p</text:p>
          </table:table-cell>
          <table:table-cell office:value-type="string">
            <text:p>ŋeçleki</text:p>
          </table:table-cell>
          <table:table-cell/>
          <table:table-cell office:value-type="string">
            <text:p>ŋɛitherki</text:p>
          </table:table-cell>
          <table:table-cell/>
          <table:table-cell office:value-type="string">
            <text:p>ʔlɵ̂ːbʣɛ</text:p>
          </table:table-cell>
          <table:table-cell table:number-columns-repeated="1014"/>
        </table:table-row>
        <table:table-row table:style-name="ro1">
          <table:table-cell office:value-type="string">
            <text:p>2s</text:p>
          </table:table-cell>
          <table:table-cell office:value-type="string">
            <text:p>ʔiŋêile</text:p>
          </table:table-cell>
          <table:table-cell/>
          <table:table-cell office:value-type="string">
            <text:p>ʔiŋēither</text:p>
          </table:table-cell>
          <table:table-cell/>
          <table:table-cell office:value-type="string">
            <text:p>ʔloɔ̂mʣɵni</text:p>
          </table:table-cell>
          <table:table-cell table:number-columns-repeated="1014"/>
        </table:table-row>
        <table:table-row table:style-name="ro1">
          <table:table-cell office:value-type="string">
            <text:p>2p</text:p>
          </table:table-cell>
          <table:table-cell office:value-type="string">
            <text:p>ʔiŋênlenɛ</text:p>
          </table:table-cell>
          <table:table-cell/>
          <table:table-cell office:value-type="string">
            <text:p>ʔiŋēitherni</text:p>
          </table:table-cell>
          <table:table-cell/>
          <table:table-cell office:value-type="string">
            <text:p>lɵ̂ːbʣɛ</text:p>
          </table:table-cell>
          <table:table-cell table:number-columns-repeated="1014"/>
        </table:table-row>
        <table:table-row table:style-name="ro1">
          <table:table-cell office:value-type="string">
            <text:p>3s</text:p>
          </table:table-cell>
          <table:table-cell table:number-columns-repeated="2"/>
          <table:table-cell office:value-type="string">
            <text:p>ŋēither</text:p>
          </table:table-cell>
          <table:table-cell/>
          <table:table-cell office:value-type="string">
            <text:p>lɵ̂ːbʣɛnu</text:p>
          </table:table-cell>
          <table:table-cell table:number-columns-repeated="1014"/>
        </table:table-row>
        <table:table-row table:style-name="ro1">
          <table:table-cell office:value-type="string">
            <text:p>3p</text:p>
          </table:table-cell>
          <table:table-cell office:value-type="string">
            <text:p>ŋêilenu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1s</text:p>
          </table:table-cell>
          <table:table-cell office:value-type="string">
            <text:p>ŋeslestʌ</text:p>
          </table:table-cell>
          <table:table-cell/>
          <table:table-cell office:value-type="string">
            <text:p>ŋɛ̄ːstherʌtʌ</text:p>
          </table:table-cell>
          <table:table-cell/>
          <table:table-cell office:value-type="string">
            <text:p>lobʣûŋtʌ</text:p>
          </table:table-cell>
          <table:table-cell table:number-columns-repeated="1014"/>
        </table:table-row>
        <table:table-row table:style-name="ro1">
          <table:table-cell office:value-type="string">
            <text:p>1d</text:p>
          </table:table-cell>
          <table:table-cell office:value-type="string">
            <text:p>ŋeslesti</text:p>
          </table:table-cell>
          <table:table-cell/>
          <table:table-cell office:value-type="string">
            <text:p>ŋɛ̄ːstheriti</text:p>
          </table:table-cell>
          <table:table-cell table:number-columns-repeated="1016"/>
        </table:table-row>
        <table:table-row table:style-name="ro1">
          <table:table-cell office:value-type="string">
            <text:p>1p</text:p>
          </table:table-cell>
          <table:table-cell office:value-type="string">
            <text:p>ŋeçleçtiki</text:p>
          </table:table-cell>
          <table:table-cell/>
          <table:table-cell office:value-type="string">
            <text:p>ŋɛithertiki</text:p>
          </table:table-cell>
          <table:table-cell table:number-columns-repeated="1016"/>
        </table:table-row>
        <table:table-row table:style-name="ro1">
          <table:table-cell office:value-type="string">
            <text:p>2s</text:p>
          </table:table-cell>
          <table:table-cell office:value-type="string">
            <text:p>?iŋeslestɛ</text:p>
          </table:table-cell>
          <table:table-cell/>
          <table:table-cell office:value-type="string">
            <text:p>ʔiŋɛ̄ːsthertɛ</text:p>
          </table:table-cell>
          <table:table-cell table:number-columns-repeated="1016"/>
        </table:table-row>
        <table:table-row table:style-name="ro1">
          <table:table-cell office:value-type="string">
            <text:p>2p</text:p>
          </table:table-cell>
          <table:table-cell office:value-type="string">
            <text:p>?iŋeslestɛnu</text:p>
          </table:table-cell>
          <table:table-cell/>
          <table:table-cell office:value-type="string">
            <text:p>ʔiŋɛ̄ːsthertɛnu</text:p>
          </table:table-cell>
          <table:table-cell table:number-columns-repeated="1016"/>
        </table:table-row>
        <table:table-row table:style-name="ro1">
          <table:table-cell office:value-type="string">
            <text:p>3s</text:p>
          </table:table-cell>
          <table:table-cell table:number-columns-repeated="2"/>
          <table:table-cell office:value-type="string">
            <text:p>ŋɛ̄ːsthertɛ</text:p>
          </table:table-cell>
          <table:table-cell table:number-columns-repeated="1016"/>
        </table:table-row>
        <table:table-row table:style-name="ro1">
          <table:table-cell office:value-type="string">
            <text:p>3p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17/02/2016</text:date>, <text:time>11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1:44:27.76</meta:creation-date>
    <dc:date>2016-02-17T11:58:39.53</dc:date>
    <meta:editing-duration>PT56M11S</meta:editing-duration>
    <meta:editing-cycles>24</meta:editing-cycles>
    <meta:generator>OpenOffice/4.0.1$Win32 OpenOffice.org_project/401m5$Build-9714</meta:generator>
    <dc:creator>Guillaume Jacques</dc:creator>
    <meta:document-statistic meta:table-count="3" meta:cell-count="255" meta:object-count="0"/>
  </office:meta>
</office:document-meta>
</file>